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-color="#00a65d" draw:textarea-horizontal-align="justify" draw:textarea-vertical-align="middle" draw:auto-grow-height="false" fo:min-height="0.55cm" fo:min-width="7.1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55cm" fo:min-width="7.1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5cm" fo:min-width="1.3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55cm" fo:min-width="1.3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55cm" fo:min-width="7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24cm"/>
    </style:style>
    <style:style style:name="gr7" style:family="graphic" style:parent-style-name="standard">
      <style:graphic-properties draw:fill-color="#0066b3" draw:textarea-horizontal-align="justify" draw:textarea-vertical-align="middle" draw:auto-grow-height="false" fo:min-height="0.179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61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dddddd" draw:fill-color="#eeeeee" draw:textarea-horizontal-align="justify" draw:textarea-vertical-align="middle" draw:auto-grow-height="false" fo:min-height="9.15cm" fo:min-width="4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16" style:family="graphic" style:parent-style-name="standard">
      <style:graphic-properties draw:textarea-horizontal-align="justify" draw:textarea-vertical-align="middle" draw:auto-grow-height="false" fo:min-height="3.15cm" fo:min-width="4.1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4.1cm"/>
    </style:style>
    <style:style style:name="gr18" style:family="graphic" style:parent-style-name="standard">
      <style:graphic-properties draw:fill-color="#f7a19a" draw:textarea-horizontal-align="justify" draw:textarea-vertical-align="middle" draw:auto-grow-height="false" fo:min-height="2.15cm" fo:min-width="4.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fill-color="#00b6bd" draw:textarea-horizontal-align="justify" draw:textarea-vertical-align="middle" draw:auto-grow-height="false" fo:min-height="1.15cm" fo:min-width="2.9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color="#dddddd" draw:fill-color="#eeeeee" draw:textarea-horizontal-align="justify" draw:textarea-vertical-align="middle" draw:auto-grow-height="false" fo:min-height="1.55cm" fo:min-width="9.1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24" style:family="graphic" style:parent-style-name="standard">
      <style:graphic-properties draw:fill-color="#bce4e5" draw:textarea-horizontal-align="justify" draw:textarea-vertical-align="middle" draw:auto-grow-height="false" fo:min-height="0.55cm" fo:min-width="1.3cm"/>
    </style:style>
    <style:style style:name="gr25" style:family="graphic" style:parent-style-name="standard">
      <style:graphic-properties draw:fill-color="#bce4e5" draw:textarea-horizontal-align="justify" draw:textarea-vertical-align="middle" draw:auto-grow-height="false" fo:min-height="0.55cm" fo:min-width="2.7cm"/>
    </style:style>
    <style:style style:name="gr26" style:family="graphic" style:parent-style-name="standard">
      <style:graphic-properties draw:fill-color="#8ccfb7" draw:textarea-horizontal-align="justify" draw:textarea-vertical-align="middle" draw:auto-grow-height="false" fo:min-height="1.15cm" fo:min-width="2.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="none" draw:fill-color="#ffffff"/>
      <style:text-properties fo:color="#0066b3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="none" draw:fill-color="#ffffff"/>
      <style:text-properties fo:color="#00a65d"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7a19a"/>
      <style:paragraph-properties fo:text-align="center"/>
    </style:style>
    <style:style style:name="P11" style:family="paragraph">
      <style:paragraph-properties fo:text-align="center"/>
      <style:text-properties fo:background-color="#ef413d"/>
    </style:style>
    <style:style style:name="P12" style:family="paragraph">
      <loext:graphic-properties draw:fill="none" draw:fill-color="#ffffff"/>
      <style:paragraph-properties fo:text-align="center"/>
      <style:text-properties fo:background-color="#ef413d"/>
    </style:style>
    <style:style style:name="P13" style:family="paragraph">
      <loext:graphic-properties draw:fill-color="#00b6bd"/>
      <style:paragraph-properties fo:text-align="center"/>
    </style:style>
    <style:style style:name="P14" style:family="paragraph">
      <style:paragraph-properties fo:text-align="center"/>
      <style:text-properties fo:background-color="#ed1c24"/>
    </style:style>
    <style:style style:name="P15" style:family="paragraph">
      <loext:graphic-properties draw:fill="none" draw:fill-color="#ffffff"/>
      <style:paragraph-properties fo:text-align="center"/>
      <style:text-properties fo:background-color="#ed1c24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background-color="#8ccfb7"/>
    </style:style>
    <style:style style:name="P19" style:family="paragraph">
      <loext:graphic-properties draw:fill="none" draw:fill-color="#ffffff"/>
      <style:paragraph-properties fo:text-align="center"/>
      <style:text-properties fo:background-color="#8ccfb7"/>
    </style:style>
    <style:style style:name="P20" style:family="paragraph">
      <loext:graphic-properties draw:fill-color="#8ccfb7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fo:background-color="#bce4e5"/>
    </style:style>
    <style:style style:name="P23" style:family="paragraph">
      <loext:graphic-properties draw:fill="none" draw:fill-color="#ffffff"/>
      <style:text-properties fo:background-color="#bce4e5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font-size="18pt" style:font-size-asian="18pt" style:font-size-complex="18pt"/>
    </style:style>
    <style:style style:name="T1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a65d" fo:font-size="12pt"/>
    </style:style>
    <style:style style:name="T3" style:family="text">
      <style:text-properties fo:background-color="#ef413d"/>
    </style:style>
    <style:style style:name="T4" style:family="text">
      <style:text-properties fo:background-color="#ed1c2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background-color="#8ccfb7"/>
    </style:style>
    <style:style style:name="T7" style:family="text">
      <style:text-properties fo:background-color="#bce4e5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eocore progess </text:p>
          </draw:text-box>
        </draw:frame>
        <draw:custom-shape draw:style-name="gr1" draw:text-style-name="P2" draw:layer="layout" svg:width="7.6cm" svg:height="0.8cm" svg:x="1cm" svg:y="5.4cm">
          <text:p text:style-name="P1">Neocore protoco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6.2cm">
          <text:p text:style-name="P1">Low lev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7cm">
          <text:p text:style-name="P1">Middle lev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7.8cm">
          <text:p text:style-name="P1">High lev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5.4cm">
          <text:p text:style-name="P1">5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6.2cm">
          <text:p text:style-name="P1">9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7cm">
          <text:p text:style-name="P1">9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7.8cm">
          <text:p text:style-name="P1">70%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cm" svg:y="10.6cm">
          <text:p text:style-name="P1">Termal n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10.6cm">
          <text:p text:style-name="P1">2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1.4cm">
          <text:p text:style-name="P1">9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2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3cm">
          <text:p text:style-name="P1">2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1.4cm">
          <text:p text:style-name="P1">Sc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2.2cm">
          <text:p text:style-name="P1">Measure 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3cm">
          <text:p text:style-name="P1">Network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2.4cm" svg:y="10.6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20cm" svg:y="10.6cm">
          <text:p text:style-name="P1">1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1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2.2cm">
          <text:p text:style-name="P1">9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3cm">
          <text:p text:style-name="P1">5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2.4cm" svg:y="11.4cm">
          <text:p text:style-name="P1">Sc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2.4cm" svg:y="12.2cm">
          <text:p text:style-name="P1">Control 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2.4cm" svg:y="13cm">
          <text:p text:style-name="P1">Network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cm" svg:y="15.8cm">
          <text:p text:style-name="P1">Network serv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15.8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6.6cm">
          <text:p text:style-name="P1">9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7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8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6.6cm">
          <text:p text:style-name="P1">UART commun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7.4cm">
          <text:p text:style-name="P1">Linux 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8.2cm">
          <text:p text:style-name="P1">DB acces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9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9cm">
          <text:p text:style-name="P1">Neocore network cntr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2.4cm" svg:y="15.8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20cm" svg:y="15.8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6.6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7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8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20cm" svg:y="19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6cm" svg:height="0.8cm" svg:x="12.4cm" svg:y="1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3.024cm" svg:height="0.962cm" svg:x="2.676cm" svg:y="4cm">
          <draw:text-box>
            <text:p><text:span text:style-name="T1">Реализация стека протокола Neocore </text:span></text:p>
          </draw:text-box>
        </draw:frame>
        <draw:custom-shape draw:style-name="gr7" draw:text-style-name="P5" draw:layer="layout" svg:width="1.4cm" svg:height="0.857cm" svg:x="0.8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8.503cm" svg:height="0.962cm" svg:x="2.676cm" svg:y="9.2cm">
          <draw:text-box>
            <text:p><text:span text:style-name="T1">Реализация аппаратуры</text:span></text:p>
          </draw:text-box>
        </draw:frame>
        <draw:custom-shape draw:style-name="gr7" draw:text-style-name="P5" draw:layer="layout" svg:width="1.4cm" svg:height="0.857cm" svg:x="0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8.74cm" svg:height="0.962cm" svg:x="2.697cm" svg:y="14.4cm">
          <draw:text-box>
            <text:p><text:span text:style-name="T1">Прикладное ПО на шлюзе</text:span></text:p>
          </draw:text-box>
        </draw:frame>
        <draw:custom-shape draw:style-name="gr7" draw:text-style-name="P5" draw:layer="layout" svg:width="1.4cm" svg:height="0.857cm" svg:x="0.821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1.598cm" svg:height="0.725cm" svg:x="21.8cm" svg:y="13cm">
          <draw:text-box>
            <text:p><text:span text:style-name="T2">+25%</text:span></text:p>
          </draw:text-box>
        </draw:frame>
        <draw:frame draw:style-name="gr11" draw:text-style-name="P6" draw:layer="layout" svg:width="1.598cm" svg:height="0.725cm" svg:x="10.402cm" svg:y="13.075cm">
          <draw:text-box>
            <text:p><text:span text:style-name="T2">+10%</text:span></text:p>
          </draw:text-box>
        </draw:frame>
        <draw:frame draw:style-name="gr10" draw:text-style-name="P6" draw:layer="layout" svg:width="1.598cm" svg:height="0.725cm" svg:x="10.602cm" svg:y="16.675cm">
          <draw:text-box>
            <text:p><text:span text:style-name="T2">+5%</text:span></text:p>
          </draw:text-box>
        </draw:frame>
        <draw:frame draw:style-name="gr10" draw:text-style-name="P6" draw:layer="layout" svg:width="1.598cm" svg:height="0.725cm" svg:x="21.8cm" svg:y="12.2cm">
          <draw:text-box>
            <text:p><text:span text:style-name="T2">+5%</text:span></text:p>
          </draw:text-box>
        </draw:frame>
        <draw:frame draw:style-name="gr10" draw:text-style-name="P6" draw:layer="layout" svg:width="1.598cm" svg:height="0.725cm" svg:x="10.602cm" svg:y="7.8cm">
          <draw:text-box>
            <text:p><text:span text:style-name="T2">+63%</text:span></text:p>
          </draw:text-box>
        </draw:frame>
        <draw:frame draw:style-name="gr10" draw:text-style-name="P6" draw:layer="layout" svg:width="1.598cm" svg:height="0.725cm" svg:x="10.602cm" svg:y="7.075cm">
          <draw:text-box>
            <text:p><text:span text:style-name="T2">+10%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Недочеты архитектуры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Использование malloc(), free() может привести к фрагментации памяти.</text:p>
              </text:list-item>
              <text:list-item>
                <text:p>Большая работа внутри прерывания при маленьком размере стека.</text:p>
              </text:list-item>
              <text:list-item>
                <text:p>Нет жесткого контроля исключений.</text:p>
              </text:list-item>
              <text:list-item>
                <text:p>Нет четкого порядка выделения времени модуля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custom-shape draw:style-name="gr13" draw:text-style-name="P8" draw:layer="layout" svg:width="4.6cm" svg:height="9.4cm" svg:x="1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4.8cm" svg:height="0.962cm" svg:x="1.4cm" svg:y="4.238cm">
          <draw:text-box>
            <text:p text:style-name="P1">Куча</text:p>
          </draw:text-box>
        </draw:frame>
        <draw:custom-shape draw:style-name="gr15" draw:text-style-name="P1" draw:layer="layout" svg:width="4.6cm" svg:height="1.8cm" svg:x="1.2cm" svg:y="5.2cm">
          <text:p text:style-name="P1">Пакет 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6cm" svg:height="3.4cm" svg:x="1.2cm" svg:y="7cm">
          <text:p text:style-name="P1">Пакет 2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6cm" svg:height="0.8cm" svg:x="1.2cm" svg:y="11.8cm">
          <text:p text:style-name="P1">Пакет 3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6cm" svg:height="2.4cm" svg:x="5.8cm" svg:y="11.2cm">
          <text:p text:style-name="P1">Пакет 4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0.6cm" svg:height="1.8cm" svg:x="5.8cm" svg:y="5cm">
          <draw:text-box>
            <text:p text:style-name="P11"><text:span text:style-name="T3">Из-за фрагментации пакет не помещается</text:span></text:p>
          </draw:text-box>
        </draw:frame>
        <draw:custom-shape draw:style-name="gr20" draw:text-style-name="P13" xml:id="id2" draw:id="id2" draw:layer="layout" svg:width="3.4cm" svg:height="1.4cm" svg:x="17.2cm" svg:y="7.8cm">
          <text:p text:style-name="P1">Мод.1</text:p>
          <draw:enhanced-geometry svg:viewBox="0 0 21600 21600" draw:type="rectangle" draw:enhanced-path="M 0 0 L 21600 0 21600 21600 0 21600 0 0 Z N"/>
        </draw:custom-shape>
        <draw:custom-shape draw:style-name="gr20" draw:text-style-name="P13" xml:id="id1" draw:id="id1" draw:layer="layout" svg:width="3.4cm" svg:height="1.4cm" svg:x="14.8cm" svg:y="10.2cm">
          <text:p text:style-name="P1">Мод.2</text:p>
          <draw:enhanced-geometry svg:viewBox="0 0 21600 21600" draw:type="rectangle" draw:enhanced-path="M 0 0 L 21600 0 21600 21600 0 21600 0 0 Z N"/>
        </draw:custom-shape>
        <draw:custom-shape draw:style-name="gr20" draw:text-style-name="P13" xml:id="id3" draw:id="id3" draw:layer="layout" svg:width="3.4cm" svg:height="1.4cm" svg:x="19.6cm" svg:y="10.2cm">
          <text:p text:style-name="P1">Мод.3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6.5cm" svg:y1="10.2cm" svg:x2="17.2cm" svg:y2="8.5cm" draw:start-shape="id1" draw:start-glue-point="0" draw:end-shape="id2" draw:end-glue-point="3" svg:d="M16500 10200v-1700h700" svg:viewBox="0 0 701 1701">
          <text:p/>
        </draw:connector>
        <draw:connector draw:style-name="gr21" draw:text-style-name="P1" draw:layer="layout" svg:x1="20.6cm" svg:y1="8.5cm" svg:x2="21.3cm" svg:y2="10.2cm" draw:start-shape="id2" draw:start-glue-point="1" draw:end-shape="id3" draw:end-glue-point="0" svg:d="M20600 8500h700v1700" svg:viewBox="0 0 701 1701">
          <text:p/>
        </draw:connector>
        <draw:connector draw:style-name="gr21" draw:text-style-name="P1" draw:layer="layout" svg:x1="19.6cm" svg:y1="10.9cm" svg:x2="18.2cm" svg:y2="10.9cm" draw:start-shape="id3" draw:start-glue-point="3" draw:end-shape="id1" draw:end-glue-point="1" svg:d="M19600 10900h-1400" svg:viewBox="0 0 1401 1">
          <text:p/>
        </draw:connector>
        <draw:custom-shape draw:style-name="gr20" draw:text-style-name="P13" xml:id="id4" draw:id="id4" draw:layer="layout" svg:width="3.4cm" svg:height="1.4cm" svg:x="22.2cm" svg:y="7.8cm">
          <text:p text:style-name="P1">Мод.4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23cm" svg:y1="10.9cm" svg:x2="23.9cm" svg:y2="9.2cm" draw:start-shape="id3" draw:start-glue-point="1" draw:end-shape="id4" draw:end-glue-point="2" svg:d="M23000 10900h900v-1700" svg:viewBox="0 0 901 1701">
          <text:p/>
        </draw:connector>
        <draw:connector draw:style-name="gr21" draw:text-style-name="P1" draw:layer="layout" svg:x1="16.5cm" svg:y1="11.6cm" svg:x2="25.6cm" svg:y2="8.5cm" draw:start-shape="id1" draw:start-glue-point="2" draw:end-shape="id4" draw:end-glue-point="1" svg:d="M16500 11600v501h9601v-3601h-501" svg:viewBox="0 0 9602 3602">
          <text:p/>
        </draw:connector>
        <draw:frame draw:style-name="gr19" draw:text-style-name="P15" draw:layer="layout" svg:width="9.2cm" svg:height="1.8cm" svg:x="17cm" svg:y="5cm">
          <draw:text-box>
            <text:p text:style-name="P14"><text:span text:style-name="T4">Множественные связи тяжелы в отладки</text:span></text:p>
          </draw:text-box>
        </draw:frame>
        <draw:custom-shape draw:style-name="gr22" draw:text-style-name="P8" draw:layer="layout" svg:width="9.6cm" svg:height="1.8cm" svg:x="0.6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3.2cm" svg:height="0.8cm" svg:x="0.6cm" svg:y="18.2cm">
          <text:p text:style-name="P1">Слот1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.8cm" svg:height="0.8cm" svg:x="0.6cm" svg:y="19cm">
          <text:p text:style-name="P16"><text:span text:style-name="T5">Пакет1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2cm" svg:height="0.8cm" svg:x="3.8cm" svg:y="18.2cm">
          <text:p text:style-name="P1">Слот2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.8cm" svg:height="0.8cm" svg:x="3.8cm" svg:y="19cm">
          <text:p text:style-name="P16"><text:span text:style-name="T5">Пакет2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2cm" svg:height="0.8cm" svg:x="7cm" svg:y="18.2cm">
          <text:p text:style-name="P1">Слот3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3.2cm" svg:height="0.8cm" svg:x="7cm" svg:y="19cm">
          <text:p text:style-name="P16"><text:span text:style-name="T5">Пакет3</text:span></text:p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10.6cm" svg:height="1.8cm" svg:x="0.4cm" svg:y="15.8cm">
          <draw:text-box>
            <text:p text:style-name="P18"><text:span text:style-name="T6">Использования предопределеного пула памяти </text:span></text:p>
          </draw:text-box>
        </draw:frame>
        <draw:custom-shape draw:style-name="gr20" draw:text-style-name="P13" xml:id="id6" draw:id="id6" draw:layer="layout" svg:width="3.4cm" svg:height="1.4cm" svg:x="17cm" svg:y="14.4cm">
          <text:p text:style-name="P1">Мод.1</text:p>
          <draw:enhanced-geometry svg:viewBox="0 0 21600 21600" draw:type="rectangle" draw:enhanced-path="M 0 0 L 21600 0 21600 21600 0 21600 0 0 Z N"/>
        </draw:custom-shape>
        <draw:custom-shape draw:style-name="gr20" draw:text-style-name="P13" xml:id="id7" draw:id="id7" draw:layer="layout" svg:width="3.4cm" svg:height="1.4cm" svg:x="17cm" svg:y="16cm">
          <text:p text:style-name="P1">Мод.2</text:p>
          <draw:enhanced-geometry svg:viewBox="0 0 21600 21600" draw:type="rectangle" draw:enhanced-path="M 0 0 L 21600 0 21600 21600 0 21600 0 0 Z N"/>
        </draw:custom-shape>
        <draw:custom-shape draw:style-name="gr20" draw:text-style-name="P13" xml:id="id8" draw:id="id8" draw:layer="layout" svg:width="3.4cm" svg:height="1.4cm" svg:x="17cm" svg:y="17.6cm">
          <text:p text:style-name="P1">Мод.3</text:p>
          <draw:enhanced-geometry svg:viewBox="0 0 21600 21600" draw:type="rectangle" draw:enhanced-path="M 0 0 L 21600 0 21600 21600 0 21600 0 0 Z N"/>
        </draw:custom-shape>
        <draw:custom-shape draw:style-name="gr20" draw:text-style-name="P13" xml:id="id9" draw:id="id9" draw:layer="layout" svg:width="3.4cm" svg:height="1.4cm" svg:x="17cm" svg:y="19.2cm">
          <text:p text:style-name="P1">Мод.4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" draw:id="id5" draw:layer="layout" svg:width="3.4cm" svg:height="1.4cm" svg:x="12cm" svg:y="14.4cm">
          <text:p text:style-name="P1">ACTION</text:p>
          <text:p text:style-name="P1">MANGER</text:p>
          <draw:enhanced-geometry svg:viewBox="0 0 21600 21600" draw:type="rectangle" draw:enhanced-path="M 0 0 L 21600 0 21600 21600 0 21600 0 0 Z N"/>
        </draw:custom-shape>
        <draw:custom-shape draw:style-name="gr26" draw:text-style-name="P20" xml:id="id10" draw:id="id10" draw:layer="layout" svg:width="3.4cm" svg:height="1.4cm" svg:x="22.2cm" svg:y="16.6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7" draw:text-style-name="P21" draw:layer="layout" draw:type="lines" svg:x1="15.4cm" svg:y1="15.1cm" svg:x2="17cm" svg:y2="15.1cm" draw:start-shape="id5" draw:start-glue-point="1" draw:end-shape="id6" draw:end-glue-point="3" svg:d="M15400 15100h501 598 501" svg:viewBox="0 0 1601 1">
          <text:p/>
        </draw:connector>
        <draw:connector draw:style-name="gr27" draw:text-style-name="P21" draw:layer="layout" draw:type="lines" svg:x1="15.4cm" svg:y1="15.1cm" svg:x2="17cm" svg:y2="16.7cm" draw:start-shape="id5" draw:start-glue-point="1" draw:end-shape="id7" draw:end-glue-point="3" svg:d="M15400 15100h501l598 1600h501" svg:viewBox="0 0 1601 1601">
          <text:p/>
        </draw:connector>
        <draw:connector draw:style-name="gr27" draw:text-style-name="P21" draw:layer="layout" draw:type="lines" svg:x1="15.4cm" svg:y1="15.1cm" svg:x2="17cm" svg:y2="18.3cm" draw:start-shape="id5" draw:start-glue-point="1" draw:end-shape="id8" draw:end-glue-point="3" svg:d="M15400 15100h501l598 3200h501" svg:viewBox="0 0 1601 3201">
          <text:p/>
        </draw:connector>
        <draw:connector draw:style-name="gr27" draw:text-style-name="P21" draw:layer="layout" draw:type="lines" svg:x1="15.4cm" svg:y1="15.1cm" svg:x2="17cm" svg:y2="19.9cm" draw:start-shape="id5" draw:start-glue-point="1" draw:end-shape="id9" draw:end-glue-point="3" svg:d="M15400 15100h501l598 4800h501" svg:viewBox="0 0 1601 4801">
          <text:p/>
        </draw:connector>
        <draw:frame draw:style-name="gr28" draw:text-style-name="P23" draw:layer="layout" svg:width="7.2cm" svg:height="1.2cm" svg:x="12.2cm" svg:y="12.6cm">
          <draw:text-box>
            <text:p text:style-name="P22"><text:span text:style-name="T7">Выделение времени</text:span></text:p>
          </draw:text-box>
        </draw:frame>
        <draw:connector draw:style-name="gr27" draw:text-style-name="P21" draw:layer="layout" draw:type="lines" svg:x1="20.4cm" svg:y1="15.1cm" svg:x2="23.9cm" svg:y2="16.6cm" draw:start-shape="id6" draw:start-glue-point="1" draw:end-shape="id10" draw:end-glue-point="0" svg:d="M20400 15100h501l2999 999v501" svg:viewBox="0 0 3501 1501">
          <text:p/>
        </draw:connector>
        <draw:connector draw:style-name="gr27" draw:text-style-name="P21" draw:layer="layout" draw:type="lines" svg:x1="23.9cm" svg:y1="18cm" svg:x2="20.4cm" svg:y2="19.9cm" draw:start-shape="id10" draw:start-glue-point="2" draw:end-shape="id9" svg:d="M23900 18000v501l-2999 1399h-501" svg:viewBox="0 0 3501 1901">
          <text:p/>
        </draw:connector>
        <draw:connector draw:style-name="gr27" draw:text-style-name="P21" draw:layer="layout" draw:type="lines" svg:x1="20.4cm" svg:y1="18.3cm" svg:x2="22.2cm" svg:y2="17.3cm" draw:start-shape="id8" draw:start-glue-point="1" draw:end-shape="id10" draw:end-glue-point="3" svg:d="M20400 18300h501l798-1000h501" svg:viewBox="0 0 1801 1001">
          <text:p/>
        </draw:connector>
        <draw:connector draw:style-name="gr27" draw:text-style-name="P21" draw:layer="layout" draw:type="lines" svg:x1="22.2cm" svg:y1="17.3cm" svg:x2="20.4cm" svg:y2="16.7cm" draw:start-shape="id10" draw:start-glue-point="3" draw:end-shape="id7" svg:d="M22200 17300h-501l-798-600h-501" svg:viewBox="0 0 1801 601">
          <text:p/>
        </draw:connector>
        <draw:frame draw:style-name="gr28" draw:text-style-name="P23" draw:layer="layout" svg:width="7.2cm" svg:height="1.2cm" svg:x="20.4cm" svg:y="12.6cm">
          <draw:text-box>
            <text:p text:style-name="P22"><text:span text:style-name="T7">Совместные данные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Текущие задачи</text:p>
          </draw:text-box>
        </draw:frame>
        <draw:frame presentation:style-name="pr4" draw:text-style-name="P25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8">Рефакторинг кода</text:span></text:p>
              </text:list-item>
              <text:list-item>
                <text:p><text:span text:style-name="T8">Введение контроля параметров ASSERT с жестким CORE_FAULT()</text:span></text:p>
              </text:list-item>
              <text:list-item>
                <text:p><text:span text:style-name="T8">Разделение программы на подсистемы (CORE, STACK)</text:span></text:p>
              </text:list-item>
              <text:list-item>
                <text:p><text:span text:style-name="T8">Введение паттерна model-controller</text:span></text:p>
              </text:list-item>
              <text:list-item>
                <text:p><text:span text:style-name="T8">Введение структуры «модуль», «горячии и холодные» вызовы.</text:span></text:p>
              </text:list-item>
              <text:list-item>
                <text:p><text:span text:style-name="T8">Контроль тайминга выполнения горячего и холодного кода.</text:span></text:p>
              </text:list-item>
              <text:list-item>
                <text:p><text:span text:style-name="T8">Контроль «красных зон» структур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23:52:44.033561478</meta:creation-date>
    <meta:editing-duration>PT9H48M49S</meta:editing-duration>
    <meta:editing-cycles>22</meta:editing-cycles>
    <meta:generator>LibreOffice/6.0.7.3$Linux_X86_64 LibreOffice_project/00m0$Build-3</meta:generator>
    <dc:title>Impress</dc:title>
    <dc:date>2020-02-06T12:20:45.304095372</dc:date>
    <meta:document-statistic meta:object-count="145"/>
  </office:meta>
</office:document-meta>
</file>